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48e7" officeooo:paragraph-rsid="001048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To-Do List</text:p>
      <text:p text:style-name="P1"><text:tab/>- Listar pacotes, métodos, classes e variáveis</text:p>
      <text:p text:style-name="P1"><text:tab/><text:tab/>- parâmetro é considerado variável</text:p>
      <text:p text:style-name="P1"><text:tab/>- Descrever o que cada um faz e quais suas restrições</text:p>
      <text:p text:style-name="P1"><text:tab/><text:tab/>- int idade → idade do cliente em anos → não deve ser maior do que 120</text:p>
      <text:p text:style-name="P1"><text:tab/>- Pensar em um novo nome e refatorar caso necessário</text:p>
      <text:p text:style-name="P1"><text:tab/></text:p>
      <text:p text:style-name="P1"/>
      <text:p text:style-name="P1">- Lista de Pacotes(projeto: APP):</text:p>
      <text:p text:style-name="P1"/>
      <text:p text:style-name="P1">com.mds.app.view</text:p>
      <text:p text:style-name="P1">com.mds.app.controller</text:p>
      <text:p text:style-name="P1">com.mds.app.exception</text:p>
      <text:p text:style-name="P1">com.mds.app.model</text:p>
      <text:p text:style-name="P1">com.mds.app.persistencia</text:p>
      <text:p text:style-name="P1">com.mds.app.services</text:p>
      <text:p text:style-name="P1">com.mds.app.util</text:p>
      <text:p text:style-name="P1">com.facebook.android</text:p>
      <text:p text:style-name="P1">com.mds.app</text:p>
      <text:p text:style-name="P1"/>
      <text:p text:style-name="P1">- Lista de classes:</text:p>
      <text:p text:style-name="P1"/>
      <text:p text:style-name="P1">view:</text:p>
      <text:p text:style-name="P1"><text:tab/>com.mds.app.view</text:p>
      <text:p text:style-name="P1"><text:tab/><text:tab/>Busca.java</text:p>
      <text:p text:style-name="P1"><text:tab/><text:tab/>Lista.java</text:p>
      <text:p text:style-name="P1"><text:tab/><text:tab/>MenuPrincipal.java</text:p>
      <text:p text:style-name="P1"><text:tab/><text:tab/>Perfil.java</text:p>
      <text:p text:style-name="P1"><text:tab/><text:tab/>Sobre.java</text:p>
      <text:p text:style-name="P1">src:</text:p>
      <text:p text:style-name="P1"><text:tab/>com.mds.app.controller</text:p>
      <text:p text:style-name="P1"><text:tab/><text:tab/>AlteraArquivos.java</text:p>
      <text:p text:style-name="P1"><text:tab/><text:tab/>BuscaController.java</text:p>
      <text:p text:style-name="P1"><text:tab/><text:tab/>FavoritosController.java</text:p>
      <text:p text:style-name="P1"><text:tab/><text:tab/>HistoricoController.java</text:p>
      <text:p text:style-name="P1"><text:tab/><text:tab/>ListaController.java</text:p>
      <text:p text:style-name="P1"><text:tab/><text:tab/>ProcuraParlamentarController.java</text:p>
      <text:p text:style-name="P1"><text:tab/><text:tab/>ProcuraPartidoController.java</text:p>
      <text:p text:style-name="P1"><text:tab/><text:tab/>ProcuraProjetoController.java</text:p>
      <text:p text:style-name="P1"><text:tab/><text:tab/>ProposicaoController.java</text:p>
      <text:p text:style-name="P1"><text:tab/>com.mds.app.exception</text:p>
      <text:p text:style-name="P1"><text:tab/><text:tab/>ValidaEntrada.java</text:p>
      <text:p text:style-name="P1"><text:tab/>com.mds.app.model</text:p>
      <text:p text:style-name="P1"><text:tab/><text:tab/>ParlamentarModel.java</text:p>
      <text:p text:style-name="P1"><text:tab/><text:tab/>PartidoModel.java</text:p>
      <text:p text:style-name="P1"><text:tab/><text:tab/>ProcuraParlamentarModel.java</text:p>
      <text:p text:style-name="P1"><text:tab/><text:tab/>ProcuraPartidoModel.java</text:p>
      <text:p text:style-name="P1"><text:tab/><text:tab/>ProcuraProjetoModel.java</text:p>
      <text:p text:style-name="P1"><text:tab/><text:tab/>ProjetoModel.java</text:p>
      <text:p text:style-name="P1"><text:tab/>com.mds.app.persistencia</text:p>
      <text:p text:style-name="P1"><text:tab/><text:tab/>Persistencia.java</text:p>
      <text:p text:style-name="P1"><text:tab/></text:p>
      <text:p text:style-name="P1"><text:soft-page-break/><text:tab/>com.mds.app.services</text:p>
      <text:p text:style-name="P1"><text:tab/><text:tab/>Endereco.java</text:p>
      <text:p text:style-name="P1"><text:tab/><text:tab/>RecebeHTTP.java</text:p>
      <text:p text:style-name="P1"><text:tab/><text:tab/>XMLParser.java</text:p>
      <text:p text:style-name="P1"><text:tab/>com.mds.app.util</text:p>
      <text:p text:style-name="P1"><text:tab/><text:tab/>CancelTaskOnCancelListener.java</text:p>
      <text:p text:style-name="P1"><text:tab/><text:tab/>ConexaoInternet.java</text:p>
      <text:p text:style-name="P1"><text:tab/><text:tab/>StableArrayAdapter.java</text:p>
      <text:p text:style-name="P1">gen:</text:p>
      <text:p text:style-name="P1"><text:tab/>com.facebook.android</text:p>
      <text:p text:style-name="P1"><text:tab/><text:tab/>R.java</text:p>
      <text:p text:style-name="P1"><text:tab/>com.mds.app</text:p>
      <text:p text:style-name="P1"><text:tab/><text:tab/>BuildConfig.java</text:p>
      <text:p text:style-name="P1"><text:tab/><text:tab/>R.java</text:p>
      <text:p text:style-name="P1"><text:tab/></text:p>
      <text:p text:style-name="P1"/>
      <text:p text:style-name="P1"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1:06:34.336069000</meta:creation-date>
    <dc:date>2014-04-03T11:37:58.388599000</dc:date>
    <meta:editing-duration>PT19M6S</meta:editing-duration>
    <meta:editing-cycles>2</meta:editing-cycles>
    <meta:generator>LibreOffice/4.2.2.1$MacOSX_X86_64 LibreOffice_project/3be8cda0bddd8e430d8cda1ebfd581265cca5a0f</meta:generator>
    <meta:document-statistic meta:table-count="0" meta:image-count="0" meta:object-count="0" meta:page-count="2" meta:paragraph-count="64" meta:word-count="114" meta:character-count="1340" meta:non-whitespace-character-count="1204"/>
  </office:meta>
</office:document-meta>
</file>